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ffre d'affaires mois par mois pour une année sélectionnée</text:p>
      <text:p text:style-name="Standard"/>
      <text:p text:style-name="Standard">CREATE PROCEDURE ca_mois_par_mois(IN annee INT)</text:p>
      <text:p text:style-name="Standard">BEGIN</text:p>
      <text:p text:style-name="Standard"><text:s text:c="4"/>SELECT </text:p>
      <text:p text:style-name="Standard"><text:s text:c="8"/>MONTH(date_commande) AS mois,</text:p>
      <text:p text:style-name="Standard"><text:s text:c="8"/>SUM(prix_produit_commande * quantite_produit * (1 + tva_produit_commande)) AS chiffre_affaires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4"/>WHERE </text:p>
      <text:p text:style-name="Standard"><text:s text:c="8"/>YEAR(date_commande) = annee</text:p>
      <text:p text:style-name="Standard"><text:s text:c="8"/>AND reglement_commande = 1</text:p>
      <text:p text:style-name="Standard"><text:s text:c="4"/>GROUP BY </text:p>
      <text:p text:style-name="Standard"><text:s text:c="8"/>MONTH(date_commande);</text:p>
      <text:p text:style-name="Standard">END;</text:p>
      <text:p text:style-name="Standard"/>
      <text:p text:style-name="P1">Chiffre d'affaires généré pour un fournisseur</text:p>
      <text:p text:style-name="Standard"/>
      <text:p text:style-name="Standard">CREATE PROCEDURE ca_fournisseur(IN nom_fournisseur VARCHAR(250))</text:p>
      <text:p text:style-name="Standard">BEGIN</text:p>
      <text:p text:style-name="Standard"><text:s text:c="4"/>SELECT </text:p>
      <text:p text:style-name="Standard"><text:s text:c="8"/>SUM(prix_produit_commande * quantite_produit * (1 + tva_produit_commande)) AS chiffre_affaires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8"/>INNER JOIN Fournisseur f ON p.id_fournisseur = f.id_fournisseur</text:p>
      <text:p text:style-name="Standard"><text:s text:c="4"/>WHERE </text:p>
      <text:p text:style-name="Standard"><text:s text:c="8"/>f.nom_fournisseur = nom_fournisseur</text:p>
      <text:p text:style-name="Standard"><text:s text:c="8"/>AND reglement_commande = 1;</text:p>
      <text:p text:style-name="Standard">END;</text:p>
      <text:p text:style-name="Standard"/>
      <text:p text:style-name="P1">TOP 10 des produits les plus commandés pour une année sélectionnée (référence et nom du produit, quantité commandée, fournisseur)</text:p>
      <text:p text:style-name="Standard"/>
      <text:p text:style-name="Standard">CREATE PROCEDURE top_10_produits_commandes(IN annee INT)</text:p>
      <text:p text:style-name="Standard">BEGIN</text:p>
      <text:p text:style-name="Standard"><text:s text:c="4"/>SELECT </text:p>
      <text:p text:style-name="Standard"><text:s text:c="8"/>p.ref_produit, </text:p>
      <text:p text:style-name="Standard"><text:s text:c="8"/>p.nom_produit,</text:p>
      <text:p text:style-name="Standard"><text:s text:c="8"/>f.nom_fournisseur, </text:p>
      <text:p text:style-name="Standard"><text:s text:c="8"/>SUM(co.quantite_produit) AS quantite_commandee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8"/>INNER JOIN Fournisseur f ON p.id_fournisseur = f.id_fournisseur</text:p>
      <text:p text:style-name="Standard"><text:soft-page-break/><text:s text:c="4"/>WHERE </text:p>
      <text:p text:style-name="Standard"><text:s text:c="8"/>YEAR(c.date_commande) = annee</text:p>
      <text:p text:style-name="Standard"><text:s text:c="8"/>AND c.reglement_commande = 1</text:p>
      <text:p text:style-name="Standard"><text:s text:c="4"/>GROUP BY </text:p>
      <text:p text:style-name="Standard"><text:s text:c="8"/>p.ref_produit, </text:p>
      <text:p text:style-name="Standard"><text:s text:c="8"/>p.nom_produit,</text:p>
      <text:p text:style-name="Standard"><text:s text:c="8"/>f.nom_fournisseur</text:p>
      <text:p text:style-name="Standard"><text:s text:c="4"/>ORDER BY </text:p>
      <text:p text:style-name="Standard"><text:s text:c="8"/>SUM(co.quantite_produit) DESC</text:p>
      <text:p text:style-name="Standard"><text:s text:c="4"/>LIMIT 10;</text:p>
      <text:p text:style-name="Standard">END;</text:p>
      <text:p text:style-name="Standard"/>
      <text:p text:style-name="P1">TOP 10 des produits les plus rémunérateurs pour une année sélectionnée (référence et nom du produit, marge, fournisseur)</text:p>
      <text:p text:style-name="Standard"/>
      <text:p text:style-name="Standard"/>
      <text:p text:style-name="Standard"/>
      <text:p text:style-name="P1">Top 10 des clients en nombre de commandes ou chiffre d'affaires</text:p>
      <text:p text:style-name="Standard"/>
      <text:p text:style-name="Standard"/>
      <text:p text:style-name="Standard"/>
      <text:p text:style-name="P1">Répartition du chiffre d'affaires par type de client</text:p>
      <text:p text:style-name="Standard"/>
      <text:p text:style-name="Standard"/>
      <text:p text:style-name="P1">Nombre de commandes en cours de livrais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35:59.995669158</meta:creation-date>
    <meta:generator>LibreOffice/7.3.7.2$Linux_X86_64 LibreOffice_project/30$Build-2</meta:generator>
    <dc:date>2023-03-02T10:52:01.046220982</dc:date>
    <meta:editing-duration>PT18M5S</meta:editing-duration>
    <meta:editing-cycles>2</meta:editing-cycles>
    <meta:document-statistic meta:table-count="0" meta:image-count="0" meta:object-count="0" meta:page-count="2" meta:paragraph-count="58" meta:word-count="240" meta:character-count="2138" meta:non-whitespace-character-count="1657"/>
  </office:meta>
</office:document-meta>
</file>